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3.1508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26" style:family="table-cell" style:parent-style-name="Default">
      <style:table-cell-properties fo:background-color="#c0c0c0"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fo:background-color="#e6e6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29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" style:family="table-cell" style:parent-style-name="Default" style:data-style-name="N129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29">
      <style:table-cell-properties fo:background-color="#4b1f6f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Default"/>
        <table:table-column table:style-name="co1" table:default-cell-style-name="ce20"/>
        <table:table-column table:style-name="co1" table:default-cell-style-name="ce21"/>
        <table:table-column table:style-name="co1" table:default-cell-style-name="ce23"/>
        <table:table-column table:style-name="co2" table:default-cell-style-name="ce23"/>
        <table:table-column table:style-name="co1" table:number-columns-repeated="2" table:default-cell-style-name="ce23"/>
        <table:table-column table:style-name="co3" table:default-cell-style-name="ce25"/>
        <table:table-column table:style-name="co1" table:default-cell-style-name="ce21"/>
        <table:table-column table:style-name="co4" table:default-cell-style-name="ce27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(DEC)</text:p>
          </table:table-cell>
          <table:table-cell office:value-type="string" calcext:value-type="string">
            <text:p>OP(BIN)</text:p>
          </table:table-cell>
          <table:table-cell table:style-name="ce22" office:value-type="string" calcext:value-type="string">
            <text:p>INSTR</text:p>
          </table:table-cell>
          <table:table-cell table:style-name="ce21" office:value-type="string" calcext:value-type="string">
            <text:p>W - NW’/REG</text:p>
          </table:table-cell>
          <table:table-cell table:style-name="ce22" office:value-type="string" calcext:value-type="string">
            <text:p>B - IM'/REG</text:p>
          </table:table-cell>
          <table:table-cell table:style-name="ce21" office:value-type="string" calcext:value-type="string">
            <text:p>A - IM'/REG</text:p>
          </table:table-cell>
          <table:table-cell table:style-name="ce24" office:value-type="string" calcext:value-type="string">
            <text:p>MACHINE C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 - 8</text:p>
          </table:table-cell>
          <table:table-cell/>
          <table:table-cell table:style-name="ce21" office:value-type="string" calcext:value-type="string">
            <text:p>MACROS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D R0 = R1 + R2 (8, 4, 4, 4) 12</text:p>
          </table:table-cell>
          <table:table-cell/>
          <table:table-cell office:value-type="string" calcext:value-type="string">
            <text:p>R0 - 4</text:p>
          </table:table-cell>
          <table:table-cell/>
          <table:table-cell table:style-name="ce21" office:value-type="string" calcext:value-type="string">
            <text:p>BGT Z = X &gt; Y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BLT Z = Y &lt;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B R0 = R1 - R2 (8, 4, 4, 4) 12</text:p>
          </table:table-cell>
          <table:table-cell/>
          <table:table-cell office:value-type="string" calcext:value-type="string">
            <text:p>R1 - 4</text:p>
          </table:table-cell>
          <table:table-cell/>
          <table:table-cell table:style-name="ce21" office:value-type="string" calcext:value-type="string">
            <text:p>LOAD_RAM 0073 FFFF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MOV G0 FFF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UL R0 = R1 * R2 (8, 4, 4, 4) 12</text:p>
          </table:table-cell>
          <table:table-cell/>
          <table:table-cell office:value-type="string" calcext:value-type="string">
            <text:p>R2 - 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DI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 R0 = R1 / R2 (8, 4, 4, 4) 12</text:p>
          </table:table-cell>
          <table:table-cell/>
          <table:table-cell office:value-type="string" calcext:value-type="string">
            <text:p>IM - 12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BS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R R0 = R1 &gt;&gt; R2 (8, 4, 4, 4) 12</text:p>
          </table:table-cell>
          <table:table-cell table:style-name="ce20"/>
          <table:table-cell office:value-type="string" calcext:value-type="string">
            <text:p>The IM’/REG is somewhat misleadin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20" office:value-type="string" calcext:value-type="string">
            <text:p>BSL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L R0 = R1 &lt;&lt; R2 (8, 4, 4, 4) 12</text:p>
          </table:table-cell>
          <table:table-cell table:style-name="ce20"/>
          <table:table-cell office:value-type="string" calcext:value-type="string">
            <text:p>in circuit they are “S”, see at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style-name="ce20" office:value-type="string" calcext:value-type="string">
            <text:p>AND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AND R0 = R1 (*) R2 (8, 4, 4, 4) 12</text:p>
          </table:table-cell>
          <table:table-cell table:style-name="ce20"/>
          <table:table-cell office:value-type="string" calcext:value-type="string">
            <text:p>WRITE_W, READ_B, READ_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style-name="ce20" office:value-type="string" calcext:value-type="string">
            <text:p>O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OR R0 = R1 (+) R2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X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OR R0 = R1 (x) R2 (8, 4, 4, 4) 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N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0 = !R1 (8, 4, 4) 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A_PAS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1">X(0 (0-15)</text:span>)</text:p>
          </table:table-cell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ADDI R0 = R1 + IM (8, 4, 4, 16)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style-name="ce20" office:value-type="string" calcext:value-type="string">
            <text:p>SUB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SUBI R0 = R1 -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style-name="ce20" office:value-type="string" calcext:value-type="string">
            <text:p>MUL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MULTI R0 = R1 *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style-name="ce20" office:value-type="string" calcext:value-type="string">
            <text:p>SLT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LT R0 = (R1 &lt; R2)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style-name="ce20" office:value-type="string" calcext:value-type="string">
            <text:p>SEQ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EQ R0 = (R1 == R2) (8, 4, 4, 4) 12</text:p>
          </table:table-cell>
          <table:table-cell table:style-name="ce20" office:value-type="string" calcext:value-type="string">
            <text:p>0 (0-15) = IM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0" office:value-type="float" office:value="10000" calcext:value-type="float">
            <text:p>10000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RAM)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LW <text:s/>R0 = *(R1 + IM) (8, 4, 4, 16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0" office:value-type="float" office:value="10001" calcext:value-type="float">
            <text:p>10001</text:p>
          </table:table-cell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(19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 <text:s/>*(R0 + ‘X’) = R1 (‘X’ = IM) (8, 4, 4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0" office:value-type="float" office:value="10010" calcext:value-type="float">
            <text:p>1001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T if(R0 &lt;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0" office:value-type="float" office:value="10011" calcext:value-type="float">
            <text:p>10011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Q if(R0 ==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style-name="ce20" office:value-type="string" calcext:value-type="string">
            <text:p>BNE</text:p>
          </table:table-cell>
          <table:table-cell table:style-name="ce20" office:value-type="string" calcext:value-type="string">
            <text:p>0 (20-23)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NEQ if(R0 != R1) -&gt; cont (8, 4, 4, 16)</text:p>
          </table:table-cell>
          <table:table-cell table:style-name="ce20"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style-name="ce20" office:value-type="string" calcext:value-type="string">
            <text:p>JM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MP cont (8, 16) 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style-name="ce20" office:value-type="string" calcext:value-type="string">
            <text:p>JAL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JAL cont <text:s/>LR (8, 16, 4) 4</text:p>
          </table:table-cell>
          <table:table-cell table:style-name="ce20"/>
          <table:table-cell office:value-type="string" calcext:value-type="string">
            <text:p>READ_A is high, but “A_BITS” are 4-7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style-name="ce20" office:value-type="string" calcext:value-type="string">
            <text:p>J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R LR (8, 4) 20</text:p>
          </table:table-cell>
          <table:table-cell table:style-name="ce20"/>
          <table:table-cell office:value-type="string" calcext:value-type="string">
            <text:p>WBITS SHIFTED DOWN TO B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11001" calcext:value-type="float">
            <text:p>1100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0" office:value-type="float" office:value="11010" calcext:value-type="float">
            <text:p>11010</text:p>
          </table:table-cell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MOV R0 IM (8, 4, 16) 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0" office:value-type="float" office:value="11011" calcext:value-type="float">
            <text:p>1101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</table:table>
      <table:table table:name="Sheet2" table:style-name="ta1">
        <table:table-column table:style-name="co1" table:default-cell-style-name="ce27"/>
        <table:table-column table:style-name="co6" table:number-columns-repeated="16" table:default-cell-style-name="ce27"/>
        <table:table-column table:style-name="co7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number-columns-repeated="16324" table:default-cell-style-name="ce27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F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/>
          <table:table-cell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50"/>
          <table:table-cell table:style-name="ce47" table:number-columns-repeated="2"/>
          <table:table-cell table:style-name="ce5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7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60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40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5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60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7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8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3" calcext:value-type="float">
            <text:p>0003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9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number-columns-repeated="2"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A0</text:p>
          </table:table-cell>
          <table:table-cell table:style-name="ce12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B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C0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number-columns-repeated="2" table:style-name="ce34" office:value-type="string" calcext:value-type="string">
            <text:p>X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D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E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0" calcext:value-type="float">
            <text:p>000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F0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/>
          <table:table-cell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00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8" calcext:value-type="float">
            <text:p>0008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2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32" calcext:value-type="float">
            <text:p>003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3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4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4" calcext:value-type="float">
            <text:p>00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50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6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2" calcext:value-type="float">
            <text:p>001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2" calcext:value-type="float">
            <text:p>003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70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80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7" calcext:value-type="float">
            <text:p>0007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9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A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B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4"/>
          <table:table-cell table:style-name="ce44"/>
          <table:table-cell table:style-name="ce43"/>
          <table:table-cell table:style-name="ce44" table:number-columns-repeated="4"/>
          <table:table-cell table:style-name="ce43" table:number-columns-repeated="4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2"/>
          <table:table-cell table:style-name="ce44" table:number-columns-repeated="1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3"/>
          <table:table-cell table:style-name="ce44"/>
          <table:table-cell table:style-name="ce43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 table:number-rows-repeated="1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23:06:21.9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9:40:07.652000000</meta:creation-date>
    <meta:editing-duration>PT4H55M42S</meta:editing-duration>
    <meta:editing-cycles>6</meta:editing-cycles>
    <meta:generator>LibreOffice/24.8.4.2$Windows_X86_64 LibreOffice_project/bb3cfa12c7b1bf994ecc5649a80400d06cd71002</meta:generator>
    <dc:date>2025-01-15T01:27:27.800000000</dc:date>
    <meta:document-statistic meta:table-count="2" meta:cell-count="1066" meta:object-count="0"/>
  </office:meta>
</office:document-meta>
</file>